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200000214A885F35E6B4E66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cm" svg:stroke-color="#000000" draw:marker-start-width="0.274cm" draw:marker-end="Circle" draw:marker-end-width="0.274cm" draw:fill="none" draw:fill-color="#fe007f" draw:textarea-vertical-align="middle" fo:padding-top="0.149cm" fo:padding-bottom="0.149cm" fo:padding-left="0.274cm" fo:padding-right="0.274cm" draw:shadow="hidden"/>
    </style:style>
    <style:style style:name="gr4" style:family="graphic" style:parent-style-name="objectwithoutfill">
      <style:graphic-properties svg:stroke-width="0.05cm" svg:stroke-color="#000000" draw:marker-start-width="0.274cm" draw:marker-end="Circle" draw:marker-end-width="0.274cm" draw:fill="none" draw:textarea-vertical-align="middle" fo:padding-top="0.149cm" fo:padding-bottom="0.149cm" fo:padding-left="0.274cm" fo:padding-right="0.274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8pt" style:font-size-complex="18pt"/>
    </style:style>
    <style:style style:name="P3" style:family="paragraph">
      <loext:graphic-properties draw:fill="none" draw:fill-color="#ffffff"/>
      <style:text-properties fo:font-size="11pt" fo:font-weight="bold" style:font-size-asian="18pt" style:font-size-complex="18pt"/>
    </style:style>
    <style:style style:name="P4" style:family="paragraph">
      <loext:graphic-properties draw:fill="none" draw:fill-color="#fe007f"/>
      <style:paragraph-properties fo:text-align="center"/>
    </style:style>
    <style:style style:name="P5" style:family="paragraph">
      <loext:graphic-properties draw:fill="none" draw:fill-color="#ffffff"/>
      <style:text-properties fo:font-size="11pt" style:font-size-asian="18pt" style:font-size-complex="18pt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2" draw:id="id2" draw:layer="layout" svg:width="18.999cm" svg:height="11.255cm" svg:x="1.139cm" svg:y="6.967cm">
          <draw:image xlink:href="Pictures/100000000000038200000214A885F35E6B4E66B7.png" xlink:type="simple" xlink:show="embed" xlink:actuate="onLoad">
            <text:p/>
          </draw:image>
          <draw:glue-point draw:id="4" svg:x="-3.51cm" svg:y="-3.129cm"/>
          <draw:glue-point draw:id="5" svg:x="-1.938cm" svg:y="-4.119cm"/>
          <draw:glue-point draw:id="6" svg:x="0.021cm" svg:y="-3.482cm"/>
          <draw:glue-point draw:id="7" svg:x="1.722cm" svg:y="-3.247cm"/>
          <draw:glue-point draw:id="8" svg:x="-1.667cm" svg:y="2.3cm"/>
        </draw:frame>
        <draw:frame draw:style-name="gr2" draw:text-style-name="P3" xml:id="id1" draw:id="id1" draw:layer="layout" svg:width="3.161cm" svg:height="0.683cm" svg:x="1.367cm" svg:y="5.185cm">
          <draw:text-box>
            <text:p text:style-name="P2">Class Category</text:p>
          </draw:text-box>
        </draw:frame>
        <draw:connector draw:style-name="gr3" draw:text-style-name="P4" draw:layer="layout" draw:type="curve" draw:line-skew="1.105cm" svg:x1="2.947cm" svg:y1="5.868cm" svg:x2="3.97cm" svg:y2="9.073cm" draw:start-shape="id1" draw:start-glue-point="2" draw:end-shape="id2" draw:end-glue-point="4" svg:d="M2947 5868c0 2482 1023 880 1023 3205" svg:viewBox="0 0 1024 3206">
          <text:p/>
        </draw:connector>
        <draw:frame draw:style-name="gr2" draw:text-style-name="P5" xml:id="id3" draw:id="id3" draw:layer="layout" svg:width="1.471cm" svg:height="0.683cm" svg:x="6.068cm" svg:y="5.186cm">
          <draw:text-box>
            <text:p text:style-name="P2">Class</text:p>
          </draw:text-box>
        </draw:frame>
        <draw:connector draw:style-name="gr4" draw:text-style-name="P6" draw:layer="layout" draw:type="curve" draw:line-skew="0.291cm" svg:x1="6.803cm" svg:y1="5.869cm" svg:x2="6.956cm" svg:y2="7.959cm" draw:start-shape="id3" draw:start-glue-point="2" draw:end-shape="id2" draw:end-glue-point="5" svg:d="M6803 5869c0 1260 153 215 153 2090" svg:viewBox="0 0 154 2091">
          <text:p/>
        </draw:connector>
        <draw:frame draw:style-name="gr2" draw:text-style-name="P5" xml:id="id4" draw:id="id4" draw:layer="layout" svg:width="3.491cm" svg:height="0.683cm" svg:x="8.868cm" svg:y="5.186cm">
          <draw:text-box>
            <text:p text:style-name="P2">Method Category</text:p>
          </draw:text-box>
        </draw:frame>
        <draw:connector draw:style-name="gr4" draw:text-style-name="P6" draw:layer="layout" draw:type="curve" draw:line-skew="0.871cm" svg:x1="10.613cm" svg:y1="5.869cm" svg:x2="10.677cm" svg:y2="8.676cm" draw:start-shape="id4" draw:start-glue-point="2" draw:end-shape="id2" draw:end-glue-point="6" svg:d="M10613 5869c0 2130 64 727 64 2807" svg:viewBox="0 0 65 2808">
          <text:p/>
        </draw:connector>
        <draw:frame draw:style-name="gr2" draw:text-style-name="P5" xml:id="id5" draw:id="id5" draw:layer="layout" svg:width="1.802cm" svg:height="0.683cm" svg:x="13.568cm" svg:y="5.186cm">
          <draw:text-box>
            <text:p text:style-name="P2">Method</text:p>
          </draw:text-box>
        </draw:frame>
        <draw:connector draw:style-name="gr4" draw:text-style-name="P6" draw:layer="layout" draw:type="curve" draw:line-skew="1.126cm" svg:x1="14.469cm" svg:y1="5.869cm" svg:x2="13.909cm" svg:y2="8.94cm" draw:start-shape="id5" draw:start-glue-point="2" draw:end-shape="id2" draw:end-glue-point="7" svg:d="M14469 5869c0 2512-560 977-560 3071" svg:viewBox="0 0 561 3072">
          <text:p/>
        </draw:connector>
        <draw:frame draw:style-name="gr2" draw:text-style-name="P5" xml:id="id6" draw:id="id6" draw:layer="layout" svg:width="4.181cm" svg:height="0.683cm" svg:x="7.555cm" svg:y="18.765cm">
          <draw:text-box>
            <text:p text:style-name="P2">Method Source Code</text:p>
          </draw:text-box>
        </draw:frame>
        <draw:connector draw:style-name="gr4" draw:text-style-name="P6" draw:layer="layout" draw:type="curve" draw:line-skew="-1.527cm" svg:x1="9.645cm" svg:y1="18.765cm" svg:x2="7.471cm" svg:y2="15.182cm" draw:start-shape="id6" draw:start-glue-point="0" draw:end-shape="id2" draw:end-glue-point="8" svg:d="M9645 18765c0-2697-2174-906-2174-3583" svg:viewBox="0 0 2175 35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ilaire Fernandes</meta:initial-creator>
    <meta:creation-date>2020-07-26T10:08:04.411346603</meta:creation-date>
    <dc:date>2020-07-26T11:13:17.984357074</dc:date>
    <dc:creator>Hilaire Fernandes</dc:creator>
    <meta:editing-duration>PT13M59S</meta:editing-duration>
    <meta:editing-cycles>6</meta:editing-cycles>
    <meta:generator>LibreOffice/6.0.7.3$Linux_X86_64 LibreOffice_project/00m0$Build-3</meta:generator>
    <meta:document-statistic meta:object-count="11"/>
  </office:meta>
</office:document-meta>
</file>